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Client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setSocketFactory( Socket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Client.connect( String hostname , int port , InetAddress localAddr ,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etClient.connect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connect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Client.setSo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setDefaul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getSoLin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cketClient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_connectAction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Client.connect(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setTcpNoDelay( boolean 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setSoLinger( boolean on ,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getDefaul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getTcpNo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setDefault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connect( String hostname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Client.verifyRemote( Socket so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etClien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connect( InetAddress host , int port , InetAddress localAddr , int local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etClient.getSo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Client.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